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in" svg:height="3.5453in" svg:x="0.9976in" svg:y="2.1126in">
            <draw:object draw:notify-on-update-of-ranges="Sheet1.A2:Sheet1.A10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table:formula="of:=10^1"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formula="of:=10+55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formula="of:=10^3" office:value-type="float" office:value="1000" calcext:value-type="float">
            <text:p>10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10^4" office:value-type="float" office:value="10000" calcext:value-type="float">
            <text:p>100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10^5" office:value-type="float" office:value="100000" calcext:value-type="float">
            <text:p>1000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formula="of:=10^6" office:value-type="float" office:value="1000000" calcext:value-type="float">
            <text:p>1000000</text:p>
          </table:table-cell>
          <table:table-cell office:value-type="float" office:value="105" calcext:value-type="float">
            <text:p>10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>
            <draw:frame draw:z-index="0" draw:style-name="gr1" draw:text-style-name="P1" svg:width="7.9996in" svg:height="3.5453in" svg:x="0.5315in" svg:y="0.052in">
              <draw:object draw:notify-on-update-of-ranges="Sheet2.A2:Sheet2.A14 Sheet2.B2:Sheet2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3:51:40.844876956</meta:creation-date>
    <dc:date>2023-12-02T14:51:05.042342617</dc:date>
    <meta:editing-duration>PT59M31S</meta:editing-duration>
    <meta:editing-cycles>1</meta:editing-cycles>
    <meta:document-statistic meta:table-count="2" meta:cell-count="46" meta:object-count="2"/>
    <meta:generator>LibreOffice/7.6.2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21cm" svg:height="9.006cm" xlink:href=".." xlink:type="simple" chart:class="chart:scatter" chart:style-name="ch1">
        <chart:legend chart:legend-position="end" svg:x="18.058cm" svg:y="4.204cm" style:legend-expansion="high" chart:style-name="ch2"/>
        <chart:plot-area chart:style-name="ch3" table:cell-range-address="Sheet1.A2:Sheet1.B10" svg:x="0.406cm" svg:y="0.18cm" svg:width="17.246cm" svg:height="8.646cm">
          <chart:coordinate-region svg:x="1.213cm" svg:y="0.38cm" svg:width="15.78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class="chart:scatter">
            <chart:domain table:cell-range-address="Sheet1.A2:Sheet1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0</svg:desc>
                </draw:g>
              </table:table-cell>
              <table:table-cell office:value-type="float" office:value="1.8">
                <text:p>1.8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">
                <text:p>5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000">
                <text:p>5500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">
                <text:p>1000000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2cm" svg:height="9.006cm" xlink:href=".." xlink:type="simple" chart:class="chart:scatter" chart:style-name="ch1">
        <chart:legend chart:legend-position="end" svg:x="18.057cm" svg:y="4.204cm" style:legend-expansion="high" chart:style-name="ch2"/>
        <chart:plot-area chart:style-name="ch3" table:cell-range-address="Sheet2.A2:Sheet2.B14" svg:x="0.406cm" svg:y="0.18cm" svg:width="17.245cm" svg:height="8.646cm">
          <chart:coordinate-region svg:x="1.133cm" svg:y="0.379cm" svg:width="15.77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4" chart:class="chart:scatter">
            <chart:domain table:cell-range-address="Sheet2.A2:Sheet2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A2:Sheet2.A14</svg:desc>
                </draw:g>
              </table:table-cell>
              <table:table-cell office:value-type="float" office:value="1.8">
                <text:p>1.8</text:p>
                <draw:g>
                  <svg:desc>Sheet2.B2:Sheet2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00">
                <text:p>1500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